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office:value-type="string" calcext:value-type="string">
            <text:p>Wider aisle than earlier ‘bu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3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5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70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1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3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8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0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2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3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5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9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0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0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2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2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23:42:08.50626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12-21T23:43:14.319556551</dc:date>
    <meta:editing-duration>P27DT8H35M42S</meta:editing-duration>
    <meta:editing-cycles>749</meta:editing-cycles>
    <meta:generator>LibreOffice/5.1.4.2$Linux_X86_64 LibreOffice_project/10m0$Build-2</meta:generator>
    <dc:creator>James Petts</dc:creator>
    <meta:document-statistic meta:table-count="3" meta:cell-count="2707" meta:object-count="0"/>
  </office:meta>
</office:document-meta>
</file>